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</office:automatic-styles>
  <text:p text:style-name="Text_20_body"/>
  <office:body>
    <office:text>
      <text:p text:style-name="Title">Shalom Bhooshi</text:p>
      <text:p text:style-name="Author">  <text:a xlink:type="simple" xlink:href="http://shalomb.id/" office:name=""><text:span text:style-name="Definition">shalomb.id</text:span></text:a> ◦ <text:a xlink:type="simple" xlink:href="mailto:s.bhooshi@gmail.com" office:name=""><text:span text:style-name="Definition">s.bhooshi@gmail.com</text:span></text:a> ◦ +421 948 140 290 </text:p>
      <text:h text:style-name="Heading_20_3" text:outline-level="3"><text:bookmark-start text:name="core-competencies"/>Core Competencies<text:bookmark-end text:name="core-competencies"/></text:h>
      <text:list text:style-name="L1">
        <text:list-item>
          <text:p text:style-name="P1">Software-engineering approach to managing systems for IT Infrastructure, Platforms and Tooling</text:p>
        </text:list-item>
        <text:list-item>
          <text:p text:style-name="P1">Application of Agile and DevOps practices for Continuous Delivery of projects</text:p>
        </text:list-item>
        <text:list-item>
          <text:p text:style-name="P1">Cloud &amp; Site Reliability Engineering know-how for continuous improvement of operations</text:p>
        </text:list-item>
        <text:list-item>
          <text:p text:style-name="P1">Agile Project Delivery using Initiative, Communication, Teamwork and Pragmatism</text:p>
        </text:list-item>
      </text:list>
      <text:h text:style-name="Heading_20_3" text:outline-level="3"><text:bookmark-start text:name="technical-skills"/>Technical Skills<text:bookmark-end text:name="technical-skills"/></text:h>
      <text:p text:style-name="Definition_20_Term_20_Tight">Cloud Platforms</text:p>
      <text:p text:style-name="Definition_20_Definition_20_Tight"><text:a xlink:type="simple" xlink:href="https://www.ubuntu.com/openstack" office:name=""><text:span text:style-name="Definition">Canonical Openstack</text:span></text:a>, <text:a xlink:type="simple" xlink:href="https://aws.amazon.com/ec2/" office:name=""><text:span text:style-name="Definition">Amazon ec2</text:span></text:a>/<text:a xlink:type="simple" xlink:href="https://aws.amazon.com/" office:name=""><text:span text:style-name="Definition">AWS</text:span></text:a>, <text:a xlink:type="simple" xlink:href="http://cloudstack.apache.org/" office:name=""><text:span text:style-name="Definition">Apache Cloudstack</text:span></text:a>, <text:a xlink:type="simple" xlink:href="https://cloud.google.com/" office:name=""><text:span text:style-name="Definition">Google Cloud</text:span></text:a></text:p>
      <text:p text:style-name="Definition_20_Term_20_Tight">AWS</text:p>
      <text:p text:style-name="Definition_20_Definition_20_Tight">VPC, EC2, EBS, ELB, VPN, Route53, Cloudfront, Cloudwatch, S3, Glacier</text:p>
      <text:p text:style-name="Definition_20_Term_20_Tight">Scripting Languages</text:p>
      <text:p text:style-name="Definition_20_Definition_20_Tight"><text:a xlink:type="simple" xlink:href="https://www.python.org/" office:name=""><text:span text:style-name="Definition">Python</text:span></text:a>, <text:a xlink:type="simple" xlink:href="https://www.gnu.org/software/bash/" office:name=""><text:span text:style-name="Definition">Bash</text:span></text:a>/<text:a xlink:type="simple" xlink:href="http://pubs.opengroup.org/onlinepubs/009695399/utilities/xcu_chap02.html" office:name=""><text:span text:style-name="Definition">POSIX Shell</text:span></text:a>, <text:a xlink:type="simple" xlink:href="https://www.golang.org/" office:name=""><text:span text:style-name="Definition">Go</text:span></text:a>, <text:a xlink:type="simple" xlink:href="https://www.ruby-lang.org/en/" office:name=""><text:span text:style-name="Definition">Ruby</text:span></text:a>, <text:a xlink:type="simple" xlink:href="https://en.wikipedia.org/wiki/Windows_PowerShell" office:name=""><text:span text:style-name="Definition">Powershell</text:span></text:a>, <text:a xlink:type="simple" xlink:href="https://www.perl.org/" office:name=""><text:span text:style-name="Definition">Perl</text:span></text:a>, <text:a xlink:type="simple" xlink:href="https://www.raku.org" office:name=""><text:span text:style-name="Definition">Raku</text:span></text:a></text:p>
      <text:p text:style-name="Definition_20_Term_20_Tight">Containers</text:p>
      <text:p text:style-name="Definition_20_Definition_20_Tight"><text:a xlink:type="simple" xlink:href="https://www.docker.com/" office:name=""><text:span text:style-name="Definition">docker</text:span></text:a>, <text:a xlink:type="simple" xlink:href="https://docs.docker.com/compose/" office:name=""><text:span text:style-name="Definition">docker-compose</text:span></text:a>, <text:a xlink:type="simple" xlink:href="https://kubernetes.io/" office:name=""><text:span text:style-name="Definition">Kubernetes</text:span></text:a>/<text:a xlink:type="simple" xlink:href="https://k3s.io/" office:name=""><text:span text:style-name="Definition">k3s</text:span></text:a>, <text:a xlink:type="simple" xlink:href="https://www.consul.io/" office:name=""><text:span text:style-name="Definition">Consul</text:span></text:a>, <text:a xlink:type="simple" xlink:href="https://istio.io/" office:name=""><text:span text:style-name="Definition">Istio</text:span></text:a>*</text:p>
      <text:p text:style-name="Definition_20_Term_20_Tight">IaC</text:p>
      <text:p text:style-name="Definition_20_Definition_20_Tight"><text:a xlink:type="simple" xlink:href="http://www.ansible.com/" office:name=""><text:span text:style-name="Definition">Ansible</text:span></text:a>, <text:a xlink:type="simple" xlink:href="https://www.terraform.io/" office:name=""><text:span text:style-name="Definition">Terraform</text:span></text:a>, <text:a xlink:type="simple" xlink:href="https://github.com/aelsabbahy/goss" office:name=""><text:span text:style-name="Definition">goss</text:span></text:a>, <text:a xlink:type="simple" xlink:href="https://www.gnu.org/software/make/" office:name=""><text:span text:style-name="Definition">Make</text:span></text:a>, <text:a xlink:type="simple" xlink:href="https://wiki.debian.org/CheckInstall" office:name=""><text:span text:style-name="Definition">CheckInstall</text:span></text:a>, <text:a xlink:type="simple" xlink:href="https://chef.io/" office:name=""><text:span text:style-name="Definition">Chef</text:span></text:a></text:p>
      <text:p text:style-name="Definition_20_Term_20_Tight">CI/CD</text:p>
      <text:p text:style-name="Definition_20_Definition_20_Tight"><text:a xlink:type="simple" xlink:href="https://git-scm.com/" office:name=""><text:span text:style-name="Definition">git</text:span></text:a>, <text:a xlink:type="simple" xlink:href="https://github.com/" office:name=""><text:span text:style-name="Definition">Github</text:span></text:a>, <text:a xlink:type="simple" xlink:href="https://docs.gitlab.com/ee/ci/quick_start/" office:name=""><text:span text:style-name="Definition">Gitlab CI</text:span></text:a>/<text:a xlink:type="simple" xlink:href="https://docs.gitlab.com/runner/" office:name=""><text:span text:style-name="Definition">Runners</text:span></text:a>, <text:a xlink:type="simple" xlink:href="https://travis-ci.org/" office:name=""><text:span text:style-name="Definition">Travis CI</text:span></text:a>, <text:a xlink:type="simple" xlink:href="https://scrutinizer-ci.com/" office:name=""><text:span text:style-name="Definition">Scrutinizer CI</text:span></text:a>, <text:a xlink:type="simple" xlink:href="https://jfrog.com/artifactory/" office:name=""><text:span text:style-name="Definition">JFrog Artifactory</text:span></text:a></text:p>
      <text:p text:style-name="Definition_20_Term_20_Tight">Observability</text:p>
      <text:p text:style-name="Definition_20_Definition_20_Tight"><text:a xlink:type="simple" xlink:href="https://prometheus.io/" office:name=""><text:span text:style-name="Definition">Prometheus</text:span></text:a>, <text:a xlink:type="simple" xlink:href="https://grafana.com/" office:name=""><text:span text:style-name="Definition">Grafana</text:span></text:a>, <text:a xlink:type="simple" xlink:href="https://www.graylog.org/" office:name=""><text:span text:style-name="Definition">Graylog2</text:span></text:a>, <text:a xlink:type="simple" xlink:href="https://aws.amazon.com/cloudwatch/" office:name=""><text:span text:style-name="Definition">CloudWatch</text:span></text:a>, <text:a xlink:type="simple" xlink:href="http://newrelic.com/" office:name=""><text:span text:style-name="Definition">New Relic</text:span></text:a>, <text:a xlink:type="simple" xlink:href="https://airbrake.io/" office:name=""><text:span text:style-name="Definition">Airbrake</text:span></text:a></text:p>
      <text:p text:style-name="Definition_20_Term_20_Tight">Web</text:p>
      <text:p text:style-name="Definition_20_Definition_20_Tight"><text:a xlink:type="simple" xlink:href="http://nginx.org/en/" office:name=""><text:span text:style-name="Definition">nginx</text:span></text:a>, <text:a xlink:type="simple" xlink:href="http://httpd.apache.org/" office:name=""><text:span text:style-name="Definition">Apache</text:span></text:a>, <text:a xlink:type="simple" xlink:href="https://www.cloudflare.com/" office:name=""><text:span text:style-name="Definition">Cloudflare</text:span></text:a>, <text:a xlink:type="simple" xlink:href="https://www.citrix.com/products/netscaler" office:name=""><text:span text:style-name="Definition">Citrix NetScaler</text:span></text:a>, <text:a xlink:type="simple" xlink:href="https://www.fullstackpython.com/flask.html" office:name=""><text:span text:style-name="Definition">Python Flask</text:span></text:a>, <text:a xlink:type="simple" xlink:href="https://en.wikipedia.org/wiki/HTTP" office:name=""><text:span text:style-name="Definition">HTTP</text:span></text:a>, <text:a xlink:type="simple" xlink:href="https://en.wikipedia.org/wiki/REST" office:name=""><text:span text:style-name="Definition">REST</text:span></text:a></text:p>
      <text:p text:style-name="Definition_20_Term_20_Tight">Databases</text:p>
      <text:p text:style-name="Definition_20_Definition_20_Tight"><text:a xlink:type="simple" xlink:href="http://www.postgresql.org/" office:name=""><text:span text:style-name="Definition">Postgres</text:span></text:a>, <text:a xlink:type="simple" xlink:href="http://mariadb.org/" office:name=""><text:span text:style-name="Definition">MariaDB</text:span></text:a>, <text:a xlink:type="simple" xlink:href="https://www.elastic.co/" office:name=""><text:span text:style-name="Definition">Elasticsearch</text:span></text:a>, <text:a xlink:type="simple" xlink:href="http://couchdb.apache.org/" office:name=""><text:span text:style-name="Definition">CouchDB</text:span></text:a>, <text:a xlink:type="simple" xlink:href="https://redis.io/" office:name=""><text:span text:style-name="Definition">Redis</text:span></text:a>, <text:a xlink:type="simple" xlink:href="http://sqlite.org/" office:name=""><text:span text:style-name="Definition">SQLite</text:span></text:a></text:p>
      <text:p text:style-name="Definition_20_Term_20_Tight">Networking</text:p>
      <text:p text:style-name="Definition_20_Definition_20_Tight"><text:a xlink:type="simple" xlink:href="https://en.wikipedia.org/wiki/Internet_protocol_suite" office:name=""><text:span text:style-name="Definition">TCP/IP</text:span></text:a> - <text:a xlink:type="simple" xlink:href="https://en.wikipedia.org/wiki/IPv4" office:name=""><text:span text:style-name="Definition">IPv4</text:span></text:a> &amp; <text:a xlink:type="simple" xlink:href="https://en.wikipedia.org/wiki/IPv6" office:name=""><text:span text:style-name="Definition">IPv6</text:span></text:a>, <text:a xlink:type="simple" xlink:href="https://en.wikipedia.org/wiki/Domain_Name_System" office:name=""><text:span text:style-name="Definition">DNS</text:span></text:a>, <text:a xlink:type="simple" xlink:href="https://aws.amazon.com/vpc/" office:name=""><text:span text:style-name="Definition">VPC</text:span></text:a>/<text:a xlink:type="simple" xlink:href="https://en.wikipedia.org/wiki/Network_planning_and_design" office:name=""><text:span text:style-name="Definition">Network Design</text:span></text:a>, <text:a xlink:type="simple" xlink:href="https://en.wikipedia.org/wiki/Virtual_private_network" office:name=""><text:span text:style-name="Definition">VPNs</text:span></text:a>, <text:a xlink:type="simple" xlink:href="https://loadbalancerblog.com/blog/2013/04/what-heck-layer-7-load-balancing-anyway" office:name=""><text:span text:style-name="Definition">L4-L7 Load-Balancing</text:span></text:a></text:p>
      <text:p text:style-name="Definition_20_Term_20_Tight">Other</text:p>
      <text:p text:style-name="Definition_20_Definition_20_Tight">Also see my <text:a xlink:type="simple" xlink:href="https://stackoverflow.com/story/shalombhooshi" office:name=""><text:span text:style-name="Definition">Developer Story</text:span></text:a> for <text:a xlink:type="simple" xlink:href="https://app.pluralsight.com/profile/shalom-bhooshi" office:name=""><text:span text:style-name="Definition">self-assessments</text:span></text:a>, <text:a xlink:type="simple" xlink:href="https://github.com/shalomb?tab=repositories" office:name=""><text:span text:style-name="Definition">opensource work</text:span></text:a>, etc.</text:p>
      <text:h text:style-name="Heading_20_3" text:outline-level="3"><text:bookmark-start text:name="professional-experience"/>Professional Experience<text:bookmark-end text:name="professional-experience"/></text:h>
      <text:p text:style-name="Definition_20_Term_20_Tight">Aug 2017 → Present</text:p>
      <text:p text:style-name="Definition_20_Definition_20_Tight"><text:a xlink:type="simple" xlink:href="https://www.telekom.com/en/media/details/the-pan-european-network-pan-net--442220" office:name=""><text:span text:style-name="Definition">Deutsche Telekom Pan-Net</text:span></text:a> ◦ Bratislava, Slovakia</text:p>
      <text:p text:style-name="First_20_paragraph"><text:a xlink:type="simple" xlink:href="https://portal.pan-net.cloud/" office:name=""><text:span text:style-name="Definition">pan-net.cloud</text:span></text:a> provides a pan-european cloud platform and infrastructure services to partners and affiliates in the wider <text:a xlink:type="simple" xlink:href="https://www.telekom.com/en/company" office:name=""><text:span text:style-name="Definition">Deutsche Telekom</text:span></text:a> group. Being both a platform for specialised Network Technology Services (Voice, Video &amp; Data) and general-purpose/IT cloud workloads, Pan-Net uses best-of-breed cloud technologies to help evolve the group’s product lines.</text:p>
      <text:p text:style-name="Definition_20_Term_20_Tight">Jun 2019 → Present</text:p>
      <text:p text:style-name="Definition_20_Definition_20_Tight">Cloud Infrastructure Engineer/Technical Lead, IT PaaS, Pan-Net Cloud</text:p>
      <text:p text:style-name="Definition_20_Term_20_Tight">Skills &amp; Experience</text:p>
      <text:p text:style-name="Definition_20_Definition_20_Tight">Product/Technology Ownership, Backlog Management, Scrumban, DevOps, CI/CD/CT, Openstack, Terraform, Ansible, Gitlab, Golang, Python, Prometheus</text:p>
      <text:list text:style-name="L2">
        <text:list-item>
          <text:p text:style-name="P2">As an Infrastructure Engineer: Participating in team scrums to develop, deliver and advance PaaS offerings in an <text:span text:style-name="T1">aaS</text:span> fashion to enrich and advance the Pan-Net platform (e.g. DBaaS, LBaaS, Service Monitoring, Log &amp; Event Management, Data Archival, Disaster Recovery, etc).</text:p>
        </text:list-item>
        <text:list-item>
          <text:p text:style-name="P2">As a Technical Lead: PaaS architecture definition, agile roadmap alignment, dependency management, backlog prioritization, sprint scheduling, solution exploration/review.</text:p>
        </text:list-item>
        <text:list-item>
          <text:p text:style-name="P2">As part of the technology community: Participating in design thinking workshops, production campuses. Engaging customers &amp; partners. Presenting technology, knowledge sharing.</text:p>
        </text:list-item>
      </text:list>
      <text:p text:style-name="Definition_20_Term_20_Tight">Feb 2018 → May 2019</text:p>
      <text:p text:style-name="Definition_20_Definition_20_Tight">Cloud Infrastructure Engineer, NFVI DevOps, Pan-Net NFVI</text:p>
      <text:p text:style-name="Definition_20_Term_20_Tight">Skills &amp; Experience</text:p>
      <text:p text:style-name="Definition_20_Definition_20_Tight">Agile Release Trains, Delivery Pipelines, DevOps, Gitlab CI, Artifactory, Openstack, Docker, Ansible, Linux, Terraform, Python, goss, Prometheus, Grafana</text:p>
      <text:list text:style-name="L3">
        <text:list-item>
          <text:p text:style-name="P3">DevOps of CI/CD/CT services (i.e. Gitlab CI/Runners, Binary Repositories, CI/CD Pipeline Best-Practices, Library Code) to sustain IaC and Continuous Delivery activities of the Pan-Net platform.</text:p>
        </text:list-item>
        <text:list-item>
          <text:p text:style-name="P3">Consultation and design of VNF service delivery CI/CD pipelines, branching and release models.</text:p>
        </text:list-item>
      </text:list>
      <text:p text:style-name="Definition_20_Term_20_Tight">Aug 2017 → Jan 2018</text:p>
      <text:p text:style-name="Definition_20_Definition_20_Tight">Cloud Infrastructure Engineer, Application Orchestration, Pan-Net NFVI</text:p>
      <text:p text:style-name="Definition_20_Term_20_Tight">Skills &amp; Experience</text:p>
      <text:p text:style-name="Definition_20_Definition_20_Tight">Openstack, OpenContrail, Linux, Ansible, Python, OASIS TOSCA, StackStorm</text:p>
      <text:list text:style-name="L4">
        <text:list-item>
          <text:p text:style-name="P4">Development of VNF Orchestrator and practices for VNF Onboarding and Lifecycle Management.</text:p>
        </text:list-item>
      </text:list>
      <text:p text:style-name="Horizontal_20_Line"/>
      <text:p text:style-name="Definition_20_Term_20_Tight">Oct 2015 → Jun 2017</text:p>
      <text:p text:style-name="Definition_20_Definition_20_Tight"><text:a xlink:type="simple" xlink:href="https://boxdice.com.au" office:name=""><text:span text:style-name="Definition">Box+Dice</text:span></text:a> (BDSK) ◦ Bratislava, Slovakia</text:p>
      <text:p text:style-name="First_20_paragraph"><text:a xlink:type="simple" xlink:href="https://boxdice.com.au" office:name=""><text:span text:style-name="Definition">Box+Dice</text:span></text:a> provide a SaaS/CRM platform for businesses in the Australian &amp; New Zealand real estate sector to manage property portfolios, marketing and lead management, sales and accounting, portal integrations, etc in realtime. With 250+ businesses as clients across the Oceania region, Box+Dice harnesses in-house and customer domain expertise to deliver tailored SaaS services.</text:p>
      <text:p text:style-name="Definition_20_Term_20_Tight">Oct 2015 → Jun 2017</text:p>
      <text:p text:style-name="Definition_20_Definition_20_Tight">Senior Systems Engineer, Site Reliability Engineering</text:p>
      <text:p text:style-name="Definition_20_Term_20_Tight">Skills &amp; Experience</text:p>
      <text:p text:style-name="Definition_20_Definition_20_Tight">Amazon AWS, Project Planning, SRE, DevSecOps, Jira, Mentoring, Ansible, Terraform, bash, Python, Ruby, Cloudflare, Linux, Postgres, MariaDB, Elasticsearch</text:p>
      <text:list text:style-name="L5">
        <text:list-item>
          <text:p text:style-name="P5">Lead systems engineer managing DevOps and Site Reliability Engineering across polar opposite timezones (Bratislava/Kiev and Melbourne/Wellington): systems analysis, infrastructure design and development, improving production deployments and platform availability.</text:p>
        </text:list-item>
        <text:list-item>
          <text:p text:style-name="P5">Delivering on projects to modernize infrastructure: Lift-and-shift platform to AWS, improving cloud integrations &amp; efficiency, improving technical security and operations.</text:p>
        </text:list-item>
        <text:list-item>
          <text:p text:style-name="P5">Working on cross-functional efforts with Product Development, Quality Engineering and Product Support: Improving DevOps operating procedures, CI/CD, QA, incident/RCA transparency.</text:p>
        </text:list-item>
        <text:list-item>
          <text:p text:style-name="P5">Involved in defining and project managing systems strategy, participating in executive committee decision making, customer technical support, cost management, hiring, mentoring.</text:p>
        </text:list-item>
      </text:list>
      <text:p text:style-name="Horizontal_20_Line"/>
      <text:p text:style-name="Definition_20_Term_20_Tight">Jul 2010 → Aug 2015</text:p>
      <text:p text:style-name="Definition_20_Definition_20_Tight"><text:a xlink:type="simple" xlink:href="https://www.citrix.com/" office:name=""><text:span text:style-name="Definition">Citrix Systems UK Ltd</text:span></text:a> ◦ Cambridge, United Kingdom</text:p>
      <text:p text:style-name="First_20_paragraph"><text:a xlink:type="simple" xlink:href="https://www.citrix.com/" office:name=""><text:span text:style-name="Definition">Citrix</text:span></text:a> solutions power business mobility through secure, mobile workspaces that provide people with instant access to apps, desktops, data and communications. With annual revenue in 2014 of $3.14 billion, Citrix solutions are in use at more than 400,000 organizations and by over 100 million users globally.</text:p>
      <text:p text:style-name="Definition_20_Term_20_Tight">Position</text:p>
      <text:p text:style-name="Definition_20_Definition_20_Tight">Senior Software Test Engineer, <text:a xlink:type="simple" xlink:href="https://landing.google.com/engprod/" office:name=""><text:span text:style-name="Definition">Engineering Productivity</text:span></text:a>, <text:a xlink:type="simple" xlink:href="https://www.citrix.com/products/xenapp-xendesktop/" office:name=""><text:span text:style-name="Definition">Desktop and Apps</text:span></text:a></text:p>
      <text:p text:style-name="Definition_20_Term_20_Tight">Skills &amp; Experience</text:p>
      <text:p text:style-name="Definition_20_Definition_20_Tight">Citrix, IaaS, Cloud Architecture, Virtualization, Network Design, Enterprise Software Testing, Automation, CloudStack, XenServer, PowerShell, Perl, Python</text:p>
      <text:list text:style-name="L6">
        <text:list-item>
          <text:p text:style-name="P6">Systems Engineer/DevOps of self-service tests-as-a-service cloud platform to support the ad-hoc test, QA and Continuous Testing activities of 65+ internal engineering teams.</text:p>
        </text:list-item>
        <text:list-item>
          <text:p text:style-name="P6">Solving and automating push-button provisioning of Citrix VDI test environments on multiple Cloud and Virtualization Backends, Improving QA self-service capabilities, enriching cloud offerings through automation, VM image creation/cataloguing, etc.</text:p>
        </text:list-item>
        <text:list-item>
          <text:p text:style-name="P6">Member of the core automation team stewarding test automation frameworks and test library code underpinning wider QA strategies of the <text:a xlink:type="simple" xlink:href="https://www.citrix.com/solutions/desktop-virtualization/overview.html" office:name=""><text:span text:style-name="Definition">Citrix Desktop and App virtualization</text:span></text:a> suites. Lead developer of perl components to support testing Mac and Linux/Unix end-points.</text:p>
        </text:list-item>
        <text:list-item>
          <text:p text:style-name="P6">Refining agile practices for code and test infrastructure evolution. Setting up backend infrastructure for <text:a xlink:type="simple" xlink:href="http://www.citrixsummit.com/" office:name=""><text:span text:style-name="Definition">Citrix Summit</text:span></text:a>. Hardware procurement and maintenance, vendor relations. Technical training/mentoring.</text:p>
        </text:list-item>
      </text:list>
      <text:p text:style-name="Horizontal_20_Line"/>
      <text:p text:style-name="Definition_20_Term_20_Tight">Aug 2002 → Dec 2007</text:p>
      <text:p text:style-name="Definition_20_Definition_20_Tight">Greater London Area, United Kingdom</text:p>
      <text:p text:style-name="Definition_20_Term_20_Tight">IT Freelancer</text:p>
      <text:p text:style-name="Definition_20_Definition_20_Tight">Web development/mastering, Office IT network solutions &amp; support</text:p>
      <text:p text:style-name="Definition_20_Term_20_Tight">Skills &amp; Experience</text:p>
      <text:p text:style-name="Definition_20_Definition_20_Tight">Linux, Bash/Shell, Perl/mod_perl, PHP, Apache, Postgres/MySQL, PrototypeJS, Small-business IT network design/support, Document/WebPage design</text:p>
      <text:p text:style-name="Horizontal_20_Line"/>
      <text:h text:style-name="Heading_20_3" text:outline-level="3"><text:bookmark-start text:name="education"/>Education<text:bookmark-end text:name="education"/></text:h>
      <text:p text:style-name="Definition_20_Term_20_Tight">Sep 2008 → May 2010</text:p>
      <text:p text:style-name="Definition_20_Definition_20_Tight"><text:a xlink:type="simple" xlink:href="https://www.shu.ac.uk/search-results?q=computer+networks" office:name=""><text:span text:style-name="Definition">BSc (1:1, Hons.) Computer Networks</text:span></text:a>, <text:a xlink:type="simple" xlink:href="https://www.shu.ac.uk/" office:name=""><text:span text:style-name="Definition">Sheffield Hallam University</text:span></text:a>, Sheffield</text:p>
      <text:h text:style-name="Heading_20_3" text:outline-level="3"><text:bookmark-start text:name="training-and-qualifications"/>Training and Qualifications<text:bookmark-end text:name="training-and-qualifications"/></text:h>
      <text:list text:style-name="L7">
        <text:list-item>
          <text:p text:style-name="P7"><text:a xlink:type="simple" xlink:href="https://training.linuxfoundation.org/cka-program-changes-2020/" office:name=""><text:span text:style-name="Definition">Certified Kubernetes Administrator (CKA) 2020</text:span></text:a>, <text:span text:style-name="T1">Currently Training</text:span></text:p>
        </text:list-item>
        <text:list-item>
          <text:p text:style-name="P7"><text:a xlink:type="simple" xlink:href="https://www.componentsoft.io/educationalservices/openstack-docker-puppet-xen-and-kvm/kbs-105-docker-kubernetes-administration-accelerated-training/" office:name=""><text:span text:style-name="Definition">Docker + Kubernetes Administration</text:span></text:a>, May 2018</text:p>
        </text:list-item>
        <text:list-item>
          <text:p text:style-name="P7"><text:a xlink:type="simple" xlink:href="https://www.componentsoft.io/educationalservices/openstack-docker-puppet-xen-and-kvm/ost-204-openstack-advanced-administration-extended/" office:name=""><text:span text:style-name="Definition">OpenStack Deployment and Advanced Administration</text:span></text:a>, Feb 2018</text:p>
        </text:list-item>
        <text:list-item>
          <text:p text:style-name="P7"><text:a xlink:type="simple" xlink:href="https://www.componentsoft.io/educationalservices/openstack-docker-puppet-xen-and-kvm/openstack-private-cloud-workshop-extended-ost-104/" office:name=""><text:span text:style-name="Definition">OpenStack Administration Bootcamp</text:span></text:a>, Sep 2017</text:p>
        </text:list-item>
        <text:list-item>
          <text:p text:style-name="P7"><text:a xlink:type="simple" xlink:href="http://training.citrix.com/mod/ctxcatalog/course.php?id=497" office:name=""><text:span text:style-name="Definition">Citrix NetScaler ADC Essentials, Networking and Administration</text:span></text:a>, Jun 2012</text:p>
        </text:list-item>
        <text:list-item>
          <text:p text:style-name="P7"><text:a xlink:type="simple" xlink:href="https://www.cbtnuggets.com/it-training/cisco-642-901-ccnp-bsci" office:name=""><text:span text:style-name="Definition">Building Scalable Cisco Internetworks (CCNP BSCI)</text:span></text:a>, Feb 2004</text:p>
        </text:list-item>
        <text:list-item>
          <text:p text:style-name="P7"><text:a xlink:type="simple" xlink:href="http://www.cisco.com/web/learning/exams/list/ccna_composite.html#~Topics" office:name=""><text:span text:style-name="Definition">Cisco Certified Network Associate (CCNA)</text:span></text:a>, Mar 2003</text:p>
        </text:list-item>
        <text:list-item>
          <text:p text:style-name="P7"><text:a xlink:type="simple" xlink:href="https://web.archive.org/web/20081222080658/http://www.microsoft.com/learning/en/us/exams/70-217.mspx#EHE" office:name=""><text:span text:style-name="Definition">Implementing &amp; Administering a Microsoft Directory Services Infrastructure</text:span></text:a>, Apr 2003</text:p>
        </text:list-item>
        <text:list-item>
          <text:p text:style-name="P7"><text:a xlink:type="simple" xlink:href="https://web.archive.org/web/20141221185633/https://www.microsoft.com/learning/en/us/exams/70-216.mspx#E3E" office:name=""><text:span text:style-name="Definition">Implementing &amp; Administering a Microsoft Network Infrastructure</text:span></text:a>, Apr 2003</text:p>
        </text:list-item>
      </text:list>
      <text:h text:style-name="Heading_20_3" text:outline-level="3"><text:bookmark-start text:name="spoken-languages"/>Spoken Languages<text:bookmark-end text:name="spoken-languages"/></text:h>
      <text:p text:style-name="First_20_paragraph">English (Native), Slovak (Basic Vernacular), French (High School)</text:p>
      <text:h text:style-name="Heading_20_3" text:outline-level="3"><text:bookmark-start text:name="hobbies-and-interests"/>Hobbies and Interests<text:bookmark-end text:name="hobbies-and-interests"/></text:h>
      <text:p text:style-name="First_20_paragraph">Fatherhood ◦ Cycling, Outdoors ◦ Guitar, Music ◦ <text:a xlink:type="simple" xlink:href="https://news.ycombinator.com/" office:name=""><text:span text:style-name="Definition">hackernews</text:span></text:a> ◦ <text:a xlink:type="simple" xlink:href="https://www.raku.org/" office:name=""><text:span text:style-name="Definition">Raku Community</text:span></text:a></text:p>
      <text:h text:style-name="Heading_20_3" text:outline-level="3"><text:bookmark-start text:name="personal-details"/>Personal Details<text:bookmark-end text:name="personal-details"/></text:h>
      <text:p text:style-name="Definition_20_Term_20_Tight">Telephone</text:p>
      <text:p text:style-name="Definition_20_Definition_20_Tight">+421 948 140 290</text:p>
      <text:p text:style-name="Definition_20_Term_20_Tight">Email</text:p>
      <text:p text:style-name="Definition_20_Definition_20_Tight"><text:a xlink:type="simple" xlink:href="mailto:s.bhooshi@gmail.com" office:name=""><text:span text:style-name="Definition">s.bhooshi@gmail.com</text:span></text:a></text:p>
      <text:p text:style-name="Definition_20_Term_20_Tight">Address</text:p>
      <text:p text:style-name="Definition_20_Definition_20_Tight"><text:a xlink:type="simple" xlink:href="https://www.google.co.uk/maps?q=Tuckova+9,+Bratislava,+82105" office:name=""><text:span text:style-name="Definition">Tučkova 9, Ružinov II, Bratislava 82105, Slovakia</text:span></text:a></text:p>
      <text:p text:style-name="Definition_20_Term_20_Tight">Date of Birth</text:p>
      <text:p text:style-name="Definition_20_Definition_20_Tight"><text:a xlink:type="simple" xlink:href="https://takemeback.to/08-January-1983" office:name=""><text:span text:style-name="Definition">8ᵗʰ Jan, 1983</text:span></text:a></text:p>
      <text:p text:style-name="Definition_20_Term_20_Tight">Nationality</text:p>
      <text:p text:style-name="Definition_20_Definition_20_Tight">British</text:p>
      <text:p text:style-name="Definition_20_Term_20_Tight">Residentship</text:p>
      <text:p text:style-name="Definition_20_Definition_20_Tight">Slovak Permanent Residentship</text:p>
      <text:p text:style-name="Definition_20_Term_20_Tight">Links</text:p>
      <text:p text:style-name="Definition_20_Definition_20_Tight"><text:a xlink:type="simple" xlink:href="http://shalomb.id/" office:name=""><text:span text:style-name="Definition">shalomb.id</text:span></text:a> । <text:a xlink:type="simple" xlink:href="https://uk.linkedin.com/in/shalombhooshi" office:name=""><text:span text:style-name="Definition">LinkedIn</text:span></text:a> । <text:a xlink:type="simple" xlink:href="https://github.com/shalomb/" office:name=""><text:span text:style-name="Definition">Github</text:span></text:a> । <text:a xlink:type="simple" xlink:href="https://stackoverflow.com/story/shalombhooshi" office:name=""><text:span text:style-name="Definition">Developer Story</text:span></text:a> । <text:a xlink:type="simple" xlink:href="https://keybase.io/shalomb" office:name=""><text:span text:style-name="Definition">Keybase</text:span></text:a></text:p>
      <text:h text:style-name="Heading_20_3" text:outline-level="3"><text:bookmark-start text:name="download"/>Download<text:bookmark-end text:name="download"/></text:h>
      <text:p text:style-name="Definition_20_Term_20_Tight">PDF Version</text:p>
      <text:p text:style-name="Definition_20_Definition_20_Tight"><text:a xlink:type="simple" xlink:href="https://shalomb.id/cv/shalom_bhooshi-cv.pdf" office:name=""><text:span text:style-name="Definition">shalom_bhooshi-cv.pdf</text:span></text:a></text:p>
      <text:p text:style-name="Definition_20_Term_20_Tight">Other Versions</text:p>
      <text:p text:style-name="Definition_20_Definition_20_Tight"><text:a xlink:type="simple" xlink:href="https://shalomb.id/cv/" office:name=""><text:span text:style-name="Definition">Online</text:span></text:a>, <text:a xlink:type="simple" xlink:href="https://shalomb.id/cv/cv.docx" office:name=""><text:span text:style-name="Definition">Microsoft Word</text:span></text:a>, <text:a xlink:type="simple" xlink:href="https://shalomb.id/cv/cv.odt" office:name=""><text:span text:style-name="Definition">OpenDocument Text</text:span></text:a></text:p>
      <text:p text:style-name="First_20_paragraph">Fork me on GitHub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Shalom Bhooshi</dc:title>
    <dc:description/>
    <dc:subject/>
    <meta:keyword/>
    <meta:initial-creator>  shalomb.id ◦ s.bhooshi@gmail.com ◦ +421 948 140 290 </meta:initial-creator>
    <dc:creator>  shalomb.id ◦ s.bhooshi@gmail.com ◦ +421 948 140 290 </dc:creator>
    <meta:creation-date>2021-03-31T22:19:55Z</meta:creation-date>
    <dc:date>2021-03-31T22:19:55Z</dc:date>
    <meta:user-defined meta:name="abstract" meta:value-type="string">An adept Systems/SRE/DevOps engineer with a background in the agile delivery of IT platforms and services. Being software-inclined, I subscribe to software-defined everything principles in building and operating reliable yet flexible solutions. I seek a progressive role in an agile work setting that embraces cloud-native and open-source technologies to innovate and advance business.</meta:user-defined>
    <meta:user-defined meta:name="header-includes" meta:value-type="string"/>
    <meta:user-defined meta:name="pagetitle" meta:value-type="string">Shalom Bhooshi — Curriculum Vitae</meta:user-defined>
  </office:meta>
</office:document-meta>
</file>